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Simga / X * 100 (%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ton pt scale</text:p>
          </table:table-cell>
          <table:table-cell office:value-type="float" office:value="0.01377" calcext:value-type="float">
            <text:p>0.01377</text:p>
          </table:table-cell>
          <table:table-cell table:formula="of:=[.B2] / [.F2] * 100" office:value-type="float" office:value="0.340841584158416" calcext:value-type="float">
            <text:p>0.340841584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X fid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string" calcext:value-type="string">
            <text:p>lepton pt resolution</text:p>
          </table:table-cell>
          <table:table-cell office:value-type="float" office:value="0.00142" calcext:value-type="float">
            <text:p>0.00142</text:p>
          </table:table-cell>
          <table:table-cell table:formula="of:=[.B3] / [.F2] * 100" office:value-type="float" office:value="0.0351485148514851" calcext:value-type="float">
            <text:p>0.0351485149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 pt scale</text:p>
          </table:table-cell>
          <table:table-cell office:value-type="float" office:value="0.0176" calcext:value-type="float">
            <text:p>0.0176</text:p>
          </table:table-cell>
          <table:table-cell table:formula="of:=[.B4] / [.F2] * 100" office:value-type="float" office:value="0.435643564356436" calcext:value-type="float">
            <text:p>0.4356435644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 pt resolution</text:p>
          </table:table-cell>
          <table:table-cell office:value-type="float" office:value="0.00142" calcext:value-type="float">
            <text:p>0.00142</text:p>
          </table:table-cell>
          <table:table-cell table:formula="of:=[.B5] / [.F2] * 100" office:value-type="float" office:value="0.0351485148514851" calcext:value-type="float">
            <text:p>0.0351485149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t scale factor</text:p>
          </table:table-cell>
          <table:table-cell office:value-type="float" office:value="0.03306" calcext:value-type="float">
            <text:p>0.03306</text:p>
          </table:table-cell>
          <table:table-cell table:formula="of:=[.B6] / [.F2] * 100" office:value-type="float" office:value="0.818316831683168" calcext:value-type="float">
            <text:p>0.8183168317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eup unc</text:p>
          </table:table-cell>
          <table:table-cell office:value-type="float" office:value="0.0378" calcext:value-type="float">
            <text:p>0.0378</text:p>
          </table:table-cell>
          <table:table-cell table:formula="of:=[.B7] / [.F2] * 100" office:value-type="float" office:value="0.935643564356436" calcext:value-type="float">
            <text:p>0.9356435644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ground uncertainty</text:p>
          </table:table-cell>
          <table:table-cell office:value-type="float" office:value="0.0366" calcext:value-type="float">
            <text:p>0.0366</text:p>
          </table:table-cell>
          <table:table-cell table:formula="of:=[.B8] / [.F2] * 100" office:value-type="float" office:value="0.905940594059406" calcext:value-type="float">
            <text:p>0.9059405941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stical</text:p>
          </table:table-cell>
          <table:table-cell office:value-type="float" office:value="0.0251" calcext:value-type="float">
            <text:p>0.0251</text:p>
          </table:table-cell>
          <table:table-cell table:formula="of:=[.B9] / [.F2] * 100" office:value-type="float" office:value="0.621287128712871" calcext:value-type="float">
            <text:p>0.6212871287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ory</text:p>
          </table:table-cell>
          <table:table-cell office:value-type="float" office:value="0.00168" calcext:value-type="float">
            <text:p>0.00168</text:p>
          </table:table-cell>
          <table:table-cell table:formula="of:=[.B10] / [.F2] * 100" office:value-type="float" office:value="0.0415841584158416" calcext:value-type="float">
            <text:p>0.0415841584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pton SF Efficiency</text:p>
          </table:table-cell>
          <table:table-cell office:value-type="float" office:value="0.0423" calcext:value-type="float">
            <text:p>0.0423</text:p>
          </table:table-cell>
          <table:table-cell table:formula="of:=[.B11] / [.F2] * 100" office:value-type="float" office:value="1.0470297029703" calcext:value-type="float">
            <text:p>1.047029703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SQ([.B2:.B11])^0.5" office:value-type="float" office:value="0.0823825934284664" calcext:value-type="float">
            <text:p>0.0823825934</text:p>
          </table:table-cell>
          <table:table-cell table:formula="of:= [.B13] / [.F2] * 100" office:value-type="float" office:value="2.03917310466501" calcext:value-type="float">
            <text:p>2.0391731047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WW</text:p>
          </table:table-cell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36" calcext:value-type="float">
            <text:p>636</text:p>
          </table:table-cell>
          <table:table-cell table:formula="of:=SUM([.B20:.B26])" office:value-type="float" office:value="5383" calcext:value-type="float">
            <text:p>5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Z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Z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G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jets</text:p>
          </table:table-cell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3948" calcext:value-type="float">
            <text:p>1394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14999" calcext:value-type="float">
            <text:p>149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5:43:32.579215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5:43:34.939921752</meta:creation-date>
    <meta:editing-duration>PT1M34S</meta:editing-duration>
    <meta:editing-cycles>2</meta:editing-cycles>
    <meta:generator>LibreOffice/5.1.6.2$Linux_X86_64 LibreOffice_project/10m0$Build-2</meta:generator>
    <dc:date>2017-09-28T12:55:50.089628065</dc:date>
    <meta:document-statistic meta:table-count="1" meta:cell-count="68" meta:object-count="0"/>
  </office:meta>
</office:document-meta>
</file>